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4pt" fo:font-weight="bold" officeooo:rsid="0004c6f7" officeooo:paragraph-rsid="0004c6f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4c6f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4c6f7" officeooo:paragraph-rsid="0004c6f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4c6f7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4c6f7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text-align="start" style:justify-single-word="false"/>
      <style:text-properties officeooo:paragraph-rsid="0004c6f7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>
      <style:paragraph-properties fo:text-align="start" style:justify-single-word="false"/>
      <style:text-properties fo:font-size="12pt" officeooo:paragraph-rsid="0004c6f7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paragraph-rsid="0004c6f7" style:font-size-asian="12pt" style:font-weight-asian="normal" style:font-size-complex="12pt" style:font-weight-complex="normal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officeooo:rsid="0004c6f7"/>
    </style:style>
    <style:style style:name="T2" style:family="text">
      <style:text-properties fo:font-size="14pt" fo:font-weight="bold" officeooo:rsid="0004c6f7" style:font-size-asian="12.25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4c6f7" style:font-size-asian="14pt" style:font-weight-asian="bold" style:font-size-complex="14pt" style:font-weight-complex="bold"/>
    </style:style>
    <style:style style:name="T5" style:family="text">
      <style:text-properties fo:font-size="14pt" officeooo:rsid="0004c6f7" style:font-size-asian="14pt" style:font-size-complex="14pt"/>
    </style:style>
    <style:style style:name="T6" style:family="text">
      <style:text-properties fo:font-size="14pt" fo:font-weight="normal" officeooo:rsid="0004c6f7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c6f7" style:font-weight-asian="bold" style:font-weight-complex="bold"/>
    </style:style>
    <style:style style:name="T9" style:family="text">
      <style:text-properties fo:font-size="12pt" fo:font-weight="normal" officeooo:rsid="0004c6f7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емінар №8</text:p>
      <text:h text:style-name="P1" text:outline-level="1">Україна в умовах кризи російської комуністичної системи та становлення новітньої державності.</text:h>
      <text:p text:style-name="P4"><text:span text:style-name="T2"><text:line-break/></text:span><text:span text:style-name="T4">1.</text:span><text:span text:style-name="T3">Україна в період «перебудови» (1985-1991 рр.)</text:span></text:p>
      <text:p text:style-name="P4"><text:span text:style-name="T3"/></text:p>
      <text:p text:style-name="P7"><text:span text:style-name="T3">У період "перебудови" (1985-1991 рр.) Україна, як і інші республіки СРСР, переживала складний і перехідний етап в історії своєї державності та економіки.</text:span></text:p>
      <text:list text:style-name="L1">
        <text:list-item>
          <text:p text:style-name="P6"><text:span text:style-name="Strong_20_Emphasis">Політичні зміни</text:span>: З початку перебудови у 1985 році зміни у радянській політиці привели до розвитку гласності (відкритості) та перестройки (перебудови). В Україні це викликало виникнення рухів за національну самобутність та демократію.</text:p>
        </text:list-item>
        <text:list-item>
          <text:p text:style-name="P6"><text:span text:style-name="Strong_20_Emphasis">Економічні реформи</text:span>: Під впливом ідей перебудови розпочалися спроби реформування радянської економіки. Були ініційовані деколективізація сільського господарства, перші кроки до приватизації та декриміналізації підприємництва.</text:p>
        </text:list-item>
        <text:list-item>
          <text:p text:style-name="P6"><text:span text:style-name="Strong_20_Emphasis">Национальний рух</text:span>: Національні рухи в Україні почали активно протестувати проти централізованого управління з Москви і вимагали більшої автономії для України. Це сприяло виникненню політичних партій та громадських організацій.</text:p>
        </text:list-item>
        <text:list-item>
          <text:p text:style-name="P6"><text:span text:style-name="Strong_20_Emphasis">Виведення військ з Афганістану</text:span>: У 1989 році радянські війська повернулися з Афганістану, що викликало гостру дискусію в суспільстві та критику влади за цю військову кампанію.</text:p>
        </text:list-item>
        <text:list-item>
          <text:p text:style-name="P6"><text:span text:style-name="Strong_20_Emphasis">Незалежність</text:span>: У результаті путчу в Москві в 1991 році та загострення відносин між центральною владою та республіками, Україна оголосила про свою незалежність 24 серпня 1991 року.</text:p>
        </text:list-item>
        <text:list-item>
          <text:p text:style-name="P6"><text:span text:style-name="Strong_20_Emphasis">Перехід до ринкової економіки</text:span>: Після отримання незалежності Україна стала стикатися з великими економічними труднощами. Розпочався процес переходу до ринкової економіки, який був супроводжений інфляцією, безробіттям та іншими проблемами.</text:p>
        </text:list-item>
      </text:list>
      <text:p text:style-name="Text_20_body">Цей період в історії України був важливим і визначальним для формування сучасної державності, економіки та суспільства.</text:p>
      <text:p text:style-name="P4"><text:span text:style-name="T4">2. Утворення незалежної української держави.</text:span></text:p>
      <text:p text:style-name="P4"><text:span text:style-name="T4"/></text:p>
      <text:p text:style-name="P10"><text:span text:style-name="T8">Утворення незалежної української держави в 1991 році є однією з ключових подій в історії України, яка визначила її подальший розвиток і політичну картину світу.</text:span></text:p>
      <text:list text:style-name="L2">
        <text:list-item>
          <text:p text:style-name="P8"><text:span text:style-name="Strong_20_Emphasis">Дорожня карта до незалежності</text:span>:</text:p>
          <text:list>
            <text:list-item>
              <text:p text:style-name="P9">Вже з кінця 1980-х років національні рухи в Україні активно працювали над визначенням долі країни.</text:p>
            </text:list-item>
            <text:list-item>
              <text:p text:style-name="P9"><text:soft-page-break/>16 липня 1990 року Верховна Рада України прийняла Декларацію про державний суверенітет України, яка встановила основи її політичної незалежності.</text:p>
            </text:list-item>
          </text:list>
        </text:list-item>
        <text:list-item>
          <text:p text:style-name="P8"><text:span text:style-name="Strong_20_Emphasis">Всеукраїнський референдум</text:span>:</text:p>
          <text:list>
            <text:list-item>
              <text:p text:style-name="P9">1 грудня 1991 року відбувся всеукраїнський референдум про підтримку Акту незалежності України. За незалежність голосували понад 90% виборців.</text:p>
            </text:list-item>
          </text:list>
        </text:list-item>
        <text:list-item>
          <text:p text:style-name="P8"><text:span text:style-name="Strong_20_Emphasis">Акт незалежності</text:span>:</text:p>
          <text:list>
            <text:list-item>
              <text:p text:style-name="P9">24 серпня 1991 року Верховна Рада України ухвалила Акт про незалежність України, що формально оголосив про створення незалежної держави на основі рішення національного референдуму.</text:p>
            </text:list-item>
          </text:list>
        </text:list-item>
        <text:list-item>
          <text:p text:style-name="P8"><text:span text:style-name="Strong_20_Emphasis">Визнання міжнародним співтовариством</text:span>:</text:p>
          <text:list>
            <text:list-item>
              <text:p text:style-name="P9">Після оголошення незалежності Україна швидко отримала визнання від багатьох країн світу, включаючи ключові держави-члени ООН.</text:p>
            </text:list-item>
          </text:list>
        </text:list-item>
        <text:list-item>
          <text:p text:style-name="P8"><text:span text:style-name="Strong_20_Emphasis">Перехід до демократії та ринкової економіки</text:span>:</text:p>
          <text:list>
            <text:list-item>
              <text:p text:style-name="P9">Після отримання незалежності Україна розпочала процес демократизації та переходу до ринкової економіки, що вимагало великих зусиль і реформ.</text:p>
            </text:list-item>
          </text:list>
        </text:list-item>
        <text:list-item>
          <text:p text:style-name="P8"><text:span text:style-name="Strong_20_Emphasis">Геополітичне становище</text:span>:</text:p>
          <text:list>
            <text:list-item>
              <text:p text:style-name="P9">З моменту незалежності Україна зосереджувала увагу на формуванні своєї зовнішньої політики, встановленні відносин з сусідніми та державами світу, а також на її інтеграції в міжнародні структури, такі як ООН, Європейський Союз та НАТО.</text:p>
            </text:list-item>
          </text:list>
        </text:list-item>
        <text:list-item>
          <text:p text:style-name="P8"><text:span text:style-name="Strong_20_Emphasis">Національна ідентичність</text:span>:</text:p>
          <text:list>
            <text:list-item>
              <text:p text:style-name="P8">Отримання незалежності сприяло зміцненню національної ідентичності українців, їх культурного, мовного та історичного самоусвідомлення.</text:p>
            </text:list-item>
          </text:list>
        </text:list-item>
      </text:list>
      <text:p text:style-name="Text_20_body">Цей період в історії України відзначений багатьма викликами та труднощами, але водночас він був часом надій та нових можливостей для майбутнього країни.</text:p>
      <text:p text:style-name="P4"><text:span text:style-name="T4"/></text:p>
      <text:p text:style-name="P4"><text:span text:style-name="T4"><text:line-break/>3. Помаранчева революція.<text:line-break/><text:line-break/></text:span><text:span text:style-name="T6">Помаранчева революція, що відбулася в Україні у 2004 році, є однією з найвідоміших та найбільш визначальних подій в історії сучасної України. Цей масовий протест протягом листопада-грудня 2004 року мав на меті вимагати справедливості в президентських виборах та відстоювати демократичні цінності.</text:span></text:p>
      <text:list text:style-name="L3">
        <text:list-item>
          <text:p text:style-name="P12"><text:span text:style-name="Strong_20_Emphasis">Попередні умови</text:span>:</text:p>
          <text:list>
            <text:list-item>
              <text:p text:style-name="P13">Вибори президента України 2004 року стали центральним етапом протистояння між прем'єр-міністром Віктором Януковичем і лідером опозиції Віктором Ющенком.</text:p>
            </text:list-item>
            <text:list-item>
              <text:p text:style-name="P13"><text:soft-page-break/>Вибори були відзначені обвинуваченнями в масових порушеннях виборчого законодавства, купівлі голосів та інших незаконних діях на користь Януковича.</text:p>
            </text:list-item>
          </text:list>
        </text:list-item>
        <text:list-item>
          <text:p text:style-name="P12"><text:span text:style-name="Strong_20_Emphasis">Початок революції</text:span>:</text:p>
          <text:list>
            <text:list-item>
              <text:p text:style-name="P13">Після оголошення офіційних результатів виборів, за якими переміг Янукович, місто Київ заповнилося тисячами протестуючих.</text:p>
            </text:list-item>
            <text:list-item>
              <text:p text:style-name="P13">Центральними пунктами протесту стали Майдан Незалежності та інші центральні вулиці Києва.</text:p>
            </text:list-item>
          </text:list>
        </text:list-item>
        <text:list-item>
          <text:p text:style-name="P12"><text:span text:style-name="Strong_20_Emphasis">Символіка</text:span>:</text:p>
          <text:list>
            <text:list-item>
              <text:p text:style-name="P13">Помаранчева революція отримала свою назву за колір одягу, прапорів та інших символів опозиції — помаранчевий.</text:p>
            </text:list-item>
            <text:list-item>
              <text:p text:style-name="P13">Гаслами революції були "Захисти свої голоси!" та "Жива Україна!"</text:p>
            </text:list-item>
          </text:list>
        </text:list-item>
        <text:list-item>
          <text:p text:style-name="P12"><text:span text:style-name="Strong_20_Emphasis">Міжнародна увага</text:span>:</text:p>
          <text:list>
            <text:list-item>
              <text:p text:style-name="P13">Помаранчева революція стала об'єктом великої міжнародної уваги. Європейські та американські лідери висловлювали підтримку опозиції та закликали до поважання виборчих стандартів.</text:p>
            </text:list-item>
          </text:list>
        </text:list-item>
        <text:list-item>
          <text:p text:style-name="P12"><text:span text:style-name="Strong_20_Emphasis">Результати</text:span>:</text:p>
          <text:list>
            <text:list-item>
              <text:p text:style-name="P13">Під тиском громадськості та міжнародної спільноти Верховна Рада прийняла рішення про переголосування. У наступних виборах Віктор Ющенко переміг Віктора Януковича.</text:p>
            </text:list-item>
          </text:list>
        </text:list-item>
        <text:list-item>
          <text:p text:style-name="P12"><text:span text:style-name="Strong_20_Emphasis">Наслідки</text:span>:</text:p>
          <text:list>
            <text:list-item>
              <text:p text:style-name="P13">Помаранчева революція відкрила новий розділ в історії України, зміцнивши демократичні цінності та показавши потужний вплив громадського суспільства на політичний процес.</text:p>
            </text:list-item>
            <text:list-item>
              <text:p text:style-name="P12">Ця революція також вказала на глибокий розкол в українському суспільстві між східними та західними регіонами країни.</text:p>
            </text:list-item>
          </text:list>
        </text:list-item>
      </text:list>
      <text:p text:style-name="Text_20_body">Помаранчева революція визначила новий етап у розвитку України, підкресливши важливість демократії, прав людини та правильного вибору національного курсу.</text:p>
      <text:p text:style-name="P4"><text:span text:style-name="T4"/></text:p>
      <text:p text:style-name="P4"><text:span text:style-name="T4">4. Революція гідності.</text:span></text:p>
      <text:p text:style-name="P4"><text:span text:style-name="T4"/></text:p>
      <text:p text:style-name="P4"><text:span text:style-name="T9">Революція гідності, яка розпочалася в листопаді 2013 року, є однією з найбільших та найважливіших подій в історії незалежної України. Цей масовий протест проти відмови від угоди про асоціацію з Європейським Союзом та проти корупції і авторитаризму перетворився на національне рухання за свободу, гідність і європейські цінності.</text:span></text:p>
      <text:list text:style-name="L4">
        <text:list-item>
          <text:p text:style-name="P14"><text:span text:style-name="Strong_20_Emphasis">Початок руху</text:span>:</text:p>
          <text:list>
            <text:list-item>
              <text:p text:style-name="P15">Влада під керівництвом президента Віктора Януковича відмовилася від підписання Угоди про асоціацію з ЄС на користь російського варіанту економічного угоду.</text:p>
            </text:list-item>
            <text:list-item>
              <text:p text:style-name="P15"><text:soft-page-break/>Це стало крапкою, що витекла чашу гніву громадян України, які були незадоволені корупцією, несправедливістю та відсутністю демократії.</text:p>
            </text:list-item>
          </text:list>
        </text:list-item>
        <text:list-item>
          <text:p text:style-name="P14"><text:span text:style-name="Strong_20_Emphasis">Майдан Незалежності</text:span>:</text:p>
          <text:list>
            <text:list-item>
              <text:p text:style-name="P15">Протестні акції розпочалися на Майдані Незалежності в Києві, який швидко став епіцентром національного протистояння.</text:p>
            </text:list-item>
            <text:list-item>
              <text:p text:style-name="P15">Тисячі людей з усієї країни приїхали до Києва, щоб долучитися до протестів.</text:p>
            </text:list-item>
          </text:list>
        </text:list-item>
        <text:list-item>
          <text:p text:style-name="P14"><text:span text:style-name="Strong_20_Emphasis">Ескалація протестів</text:span>:</text:p>
          <text:list>
            <text:list-item>
              <text:p text:style-name="P15">Правоохоронні органи використовували жорстокі методи проти мирних протестувачів, що лише підсилювало гнів народу.</text:p>
            </text:list-item>
            <text:list-item>
              <text:p text:style-name="P15">Цілу зиму протести продовжувалися, і їх лідери виступали з вимогами до влади про реформи та зміни.</text:p>
            </text:list-item>
          </text:list>
        </text:list-item>
        <text:list-item>
          <text:p text:style-name="P14"><text:span text:style-name="Strong_20_Emphasis">Трагічні події на Грушевського</text:span>:</text:p>
          <text:list>
            <text:list-item>
              <text:p text:style-name="P15">На початку 2014 року було відзначено зростання насильства між протестувачами та поліцією.</text:p>
            </text:list-item>
            <text:list-item>
              <text:p text:style-name="P15">18-20 лютого 2014 року стали найбільш кровопролитними днями під час протестів, коли загинуло більше сотні людей.</text:p>
            </text:list-item>
          </text:list>
        </text:list-item>
        <text:list-item>
          <text:p text:style-name="P14"><text:span text:style-name="Strong_20_Emphasis">Крах режиму Януковича</text:span>:</text:p>
          <text:list>
            <text:list-item>
              <text:p text:style-name="P15">Під тиском міжнародної спільноти та після жорстоких столкновень влада Віктора Януковича втратила підтримку і відступила.</text:p>
            </text:list-item>
            <text:list-item>
              <text:p text:style-name="P15">22 лютого 2014 року Янукович покинув Україну, що викликало радісну реакцію серед протестувачів.</text:p>
            </text:list-item>
          </text:list>
        </text:list-item>
        <text:list-item>
          <text:p text:style-name="P14"><text:span text:style-name="Strong_20_Emphasis">Нова сторінка історії України</text:span>:</text:p>
          <text:list>
            <text:list-item>
              <text:p text:style-name="P15">Після краху режиму Януковича Україна стала проходити через складний перехідний період, який включав в себе вибори, відновлення стабільності та реформи.</text:p>
            </text:list-item>
            <text:list-item>
              <text:p text:style-name="P14">Революція гідності відкрила нові горизонти для України, зміцнивши національну єдність та визначивши курс країни до європейської інтеграції та демократії.</text:p>
            </text:list-item>
          </text:list>
        </text:list-item>
      </text:list>
      <text:p text:style-name="Text_20_body">Ця революція стала символом вольової боротьби українського народу за свої права, гідність і європейське майбутнє.</text:p>
      <text:p text:style-name="P4"><text:span text:style-name="T4"/></text:p>
      <text:p text:style-name="P2"><text:span text:style-name="T5">5. Зовнішня політика України в період незалежності.</text:span></text:p>
      <text:p text:style-name="P5"><text:span text:style-name="T5"/></text:p>
      <text:p text:style-name="P11"><text:span text:style-name="T1">Зовнішня політика України в період незалежності була спрямована на забезпечення національних інтересів, зміцнення демократичних інститутів та інтеграцію в європейське та світове співтовариство. Ось основні напрямки та особливості зовнішньої політики України:</text:span></text:p>
      <text:list text:style-name="L5">
        <text:list-item>
          <text:p text:style-name="P16"><text:span text:style-name="Strong_20_Emphasis">Євроатлантична інтеграція</text:span>:</text:p>
          <text:list>
            <text:list-item>
              <text:p text:style-name="P17">З самого початку незалежності Україна виразила бажання інтегруватися в європейські та атлантичні структури, зокрема до Європейського Союзу та НАТО.</text:p>
            </text:list-item>
            <text:list-item>
              <text:p text:style-name="P17"><text:soft-page-break/>Угода про асоціацію між Україною та Європейським Союзом, підписана у 2014 році, відкрила новий етап в європейській інтеграції країни.</text:p>
            </text:list-item>
          </text:list>
        </text:list-item>
        <text:list-item>
          <text:p text:style-name="P16"><text:span text:style-name="Strong_20_Emphasis">Відносини з Росією</text:span>:</text:p>
          <text:list>
            <text:list-item>
              <text:p text:style-name="P17">Взаємовідносини з Росією завжди були складними. Проте після революції гідності вони значно погіршилися, особливо через анексію Криму Росією у 2014 році та воєнний конфлікт на сході України.</text:p>
            </text:list-item>
            <text:list-item>
              <text:p text:style-name="P17">Створення спільного економічного простору з Європейським Союзом та іншими країнами було відповіддю України на виклики відносин з Росією.</text:p>
            </text:list-item>
          </text:list>
        </text:list-item>
        <text:list-item>
          <text:p text:style-name="P16"><text:span text:style-name="Strong_20_Emphasis">Сусідські відносини</text:span>:</text:p>
          <text:list>
            <text:list-item>
              <text:p text:style-name="P17">Україна прагнула до розвитку конструктивних відносин з усіма своїми сусідами. Зокрема, було розвинуто стратегічне партнерство з Польщею, Румунією, Туреччиною та іншими державами.</text:p>
            </text:list-item>
            <text:list-item>
              <text:p text:style-name="P17">Активізація політичного діалогу та економічного співробітництва з країнами Вісеградської групи (Польща, Чехія, Словаччина, Угорщина) стала важливим елементом зовнішньої політики.</text:p>
            </text:list-item>
          </text:list>
        </text:list-item>
        <text:list-item>
          <text:p text:style-name="P16"><text:span text:style-name="Strong_20_Emphasis">Участь в міжнародних організаціях</text:span>:</text:p>
          <text:list>
            <text:list-item>
              <text:p text:style-name="P17">Україна активно співпрацює з ООН, Європейським Союзом, ОБСЄ та іншими міжнародними організаціями.</text:p>
            </text:list-item>
            <text:list-item>
              <text:p text:style-name="P17">Країна активно бере участь в миротворчих місіях та сприяє міжнародній безпеці.</text:p>
            </text:list-item>
          </text:list>
        </text:list-item>
        <text:list-item>
          <text:p text:style-name="P16"><text:span text:style-name="Strong_20_Emphasis">Економічна дипломатія</text:span>:</text:p>
          <text:list>
            <text:list-item>
              <text:p text:style-name="P17">Україна прагнула до розвитку та зміцнення економічних відносин з іноземними партнерами. Було укладено численні двосторонні та міжнародні угоди про співпрацю, інвестиції та торгівлю.</text:p>
            </text:list-item>
          </text:list>
        </text:list-item>
        <text:list-item>
          <text:p text:style-name="P16"><text:span text:style-name="Strong_20_Emphasis">Допомога та підтримка від міжнародного співтовариства</text:span>:</text:p>
          <text:list>
            <text:list-item>
              <text:p text:style-name="P16">Після революції гідності Україна отримала значну підтримку від міжнародного співтовариства, включаючи фінансову допомогу, експертну підтримку та політичну легітимізацію.</text:p>
            </text:list-item>
          </text:list>
        </text:list-item>
      </text:list>
      <text:p text:style-name="Text_20_body">Зовнішня політика України в період незалежності була спрямована на зміцнення демократії, захист національних інтересів та інтеграцію в світову спільноту. Незважаючи на виклики та перешкоди, Україна продовжує прагнути до своєї європейської інтеграції та розвитку добросусідських відносин.</text:p>
      <text:p text:style-name="P4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7:47:31.166542267</meta:creation-date>
    <dc:date>2024-04-15T17:56:40.633944023</dc:date>
    <meta:editing-duration>PT9M10S</meta:editing-duration>
    <meta:editing-cycles>1</meta:editing-cycles>
    <meta:generator>LibreOffice/7.6.5.2$Linux_X86_64 LibreOffice_project/60$Build-2</meta:generator>
    <meta:document-statistic meta:table-count="0" meta:image-count="0" meta:object-count="0" meta:page-count="5" meta:paragraph-count="87" meta:word-count="1293" meta:character-count="9681" meta:non-whitespace-character-count="8542"/>
  </office:meta>
</office:document-meta>
</file>